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loneTransformer.Clone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neTransforme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neTransformer.transform( Object in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